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Ranger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4in" svg:y="0.3701in" draw:control="control3"/> <text:s text:c="85"/></text:p>
      <text:p text:style-name="P1"><draw:control text:anchor-type="paragraph" draw:z-index="0" draw:style-name="gr1" draw:text-style-name="P8" svg:width="1.276in" svg:height="0.1976in" svg:x="0.0736in" svg:y="0.0138in" draw:control="control1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6:05:10.37</dc:date>
    <dc:creator>Shaun Reynolds</dc:creator>
    <meta:editing-duration>P1DT2H4M34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